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62931726811591624" text:style-name="L1">
        <text:list-item>
          <text:p text:style-name="P1">intro</text:p>
          <text:list>
            <text:list-item>
              <text:p text:style-name="P1">qu'est ce que latex ? (un langage)</text:p>
            </text:list-item>
            <text:list-item>
              <text:p text:style-name="P1">que pouvons nous faire avec ? (de façon générale)</text:p>
            </text:list-item>
            <text:list-item>
              <text:p text:style-name="P1">création et lecture facile</text:p>
            </text:list-item>
            <text:list-item>
              <text:p text:style-name="P1">permet de créer principalement des docs au format...</text:p>
            </text:list-item>
            <text:list-item>
              <text:p text:style-name="P1">formel, respecte les standards de (2 choses)</text:p>
            </text:list-item>
            <text:list-item>
              <text:p text:style-name="P1">optimisé pour l'affichage de...</text:p>
            </text:list-item>
            <text:list-item>
              <text:p text:style-name="P1">2 milieux professionnels utilisent énormément latex</text:p>
            </text:list-item>
            <text:list-item>
              <text:p text:style-name="P1">les documents produits avec latex sont sobres mais extrêmement lisibles</text:p>
            </text:list-item>
          </text:list>
        </text:list-item>
        <text:list-item>
          <text:p text:style-name="P1">découvrez latex</text:p>
          <text:list>
            <text:list-item>
              <text:p text:style-name="P1">qu'est ce que latex ?</text:p>
              <text:list>
                <text:list-item>
                  <text:p text:style-name="P1">généralités</text:p>
                  <text:list>
                    <text:list-item>
                      <text:p text:style-name="P1">prononciation latex</text:p>
                    </text:list-item>
                    <text:list-item>
                      <text:p text:style-name="P1">se concentre uniquement sur le fond : la personne indique les parties les titres etc</text:p>
                    </text:list-item>
                    <text:list-item>
                      <text:p text:style-name="P1">latex calcule automatiquement une bonne forme (mise en page) et créé le doc</text:p>
                    </text:list-item>
                    <text:list-item>
                      <text:p text:style-name="P1">langage de description un peu comme html</text:p>
                    </text:list-item>
                    <text:list-item>
                      <text:p text:style-name="P1">si latex choisit de changer la mise en page, il a souvent raison</text:p>
                    </text:list-item>
                  </text:list>
                </text:list-item>
                <text:list-item>
                  <text:p text:style-name="P1">word VS latex</text:p>
                  <text:list>
                    <text:list-item>
                      <text:p text:style-name="P1">comparatif général</text:p>
                      <text:list>
                        <text:list-item>
                          <text:p text:style-name="P1">word demande de gérer fond + forme à la foix / latex se charge de la forme</text:p>
                        </text:list-item>
                      </text:list>
                    </text:list-item>
                    <text:list-item>
                      <text:p text:style-name="P1">avantages de latex</text:p>
                      <text:list>
                        <text:list-item>
                          <text:p text:style-name="P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11:10:04</meta:creation-date>
    <dc:date>2014-10-05T21:02:18</dc:date>
    <dc:creator>yjfjyf jjku</dc:creator>
    <meta:editing-duration>PT9H52M15S</meta:editing-duration>
    <meta:editing-cycles>21</meta:editing-cycles>
    <meta:generator>OpenOffice/4.0.0$Unix OpenOffice.org_project/400m3$Build-9702</meta:generator>
    <meta:document-statistic meta:table-count="0" meta:image-count="0" meta:object-count="0" meta:page-count="1" meta:paragraph-count="21" meta:word-count="160" meta:character-count="836"/>
  </office:meta>
</office:document-meta>
</file>